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792in" fo:margin-left="1.4125in" fo:margin-right="2.5333in" table:align="margins"/>
    </style:style>
    <style:style style:name="Table1.A" style:family="table-column">
      <style:table-column-properties style:column-width="1.05in" style:rel-column-width="23093*"/>
    </style:style>
    <style:style style:name="Table1.B" style:family="table-column">
      <style:table-column-properties style:column-width="0.8882in" style:rel-column-width="19532*"/>
    </style:style>
    <style:style style:name="Table1.C" style:family="table-column">
      <style:table-column-properties style:column-width="1.0417in" style:rel-column-width="229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290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7" style:family="paragraph" style:parent-style-name="Standard">
      <style:paragraph-properties fo:text-align="center" style:justify-single-word="false"/>
      <style:text-properties style:font-style-complex="italic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/>
      <text:p text:style-name="P7"/>
      <text:p text:style-name="P6">Our School ${firstyear}-${lastyear}</text:p>
      <text:p text:style-name="P6">Student Schedule</text:p>
      <text:p text:style-name="P1"/>
      <text:p text:style-name="P1"/>
      <text:p text:style-name="Standard"/>
      <text:p text:style-name="Standard"><text:span text:style-name="T1">Student’s Name: </text:span><text:span text:style-name="T2">${firstname} ${lastname}</text:span></text:p>
      <text:p text:style-name="P3">Parent’s Name:<text:span text:style-name="T3"> ${afirstname} ${alastname}</text:span></text:p>
      <text:p text:style-name="P2"><text:span text:style-name="T1">Level:</text:span><text:span text:style-name="T2"> ${programname}</text:span></text:p>
      <text:p text:style-name="P2"/>
      <text:p text:style-name="P5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Day of Week</text:p>
          </table:table-cell>
          <table:table-cell table:style-name="Table1.B1" office:value-type="string">
            <text:p text:style-name="P8">From</text:p>
          </table:table-cell>
          <table:table-cell table:style-name="Table1.C1" office:value-type="string">
            <text:p text:style-name="P8">To</text:p>
          </table:table-cell>
        </table:table-row>
        <table:table-row table:style-name="Table1.2">
          <table:table-cell table:style-name="Table1.A2" office:value-type="string">
            <text:p text:style-name="Table_20_Contents"><text:script script:language="JOOScript">@table:table-row
[#list rs as item]

@/table:table-row
[/#list]
</text:script>${item.dayofweek_shortname}</text:p>
          </table:table-cell>
          <table:table-cell table:style-name="Table1.B2" office:value-type="string">
            <text:p text:style-name="Table_20_Contents">${item.tstart}</text:p>
          </table:table-cell>
          <table:table-cell table:style-name="Table1.C2" office:value-type="string">
            <text:p text:style-name="Table_20_Contents">${item.tnext}</text:p>
          </table:table-cell>
        </table:table-row>
      </table:table>
      <text:p text:style-name="Standard"/>
      <text:p text:style-name="Standard"/>
      <text:p text:style-name="Standard"/>
      <text:p text:style-name="P4">Classes Begin ${firstdate}</text:p>
      <text:p text:style-name="P4">Saturday Classes Begin September 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b</meta:initial-creator>
    <meta:creation-date>2007-08-07T19:14:50</meta:creation-date>
    <dc:creator>R F</dc:creator>
    <dc:date>2008-04-23T22:28:39</dc:date>
    <dc:language>en-US</dc:language>
    <meta:editing-cycles>40</meta:editing-cycles>
    <meta:editing-duration>PT1H18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3" meta:character-count="286"/>
  </office:meta>
</office:document-meta>
</file>